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officeooo:rsid="00129342" officeooo:paragraph-rsid="00129342"/>
    </style:style>
    <style:style style:name="P31" style:family="paragraph" style:parent-style-name="Table_20_Contents" style:list-style-name="L1">
      <style:text-properties officeooo:rsid="00129342" officeooo:paragraph-rsid="00129342"/>
    </style:style>
    <style:style style:name="P32" style:family="paragraph" style:parent-style-name="Table_20_Contents">
      <style:text-properties fo:font-weight="bold" officeooo:rsid="000f67fd" officeooo:paragraph-rsid="0015438b" style:font-weight-asian="bold" style:font-weight-complex="bold"/>
    </style:style>
    <style:style style:name="P33" style:family="paragraph" style:parent-style-name="Standard">
      <style:text-properties officeooo:paragraph-rsid="00129342"/>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29342"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fo:font-weight="normal" officeooo:rsid="0013b722" style:font-name-asian="ArialMT" style:font-size-asian="12pt" style:font-weight-asian="normal" style:font-name-complex="ArialMT" style:font-size-complex="12pt" style:font-weight-complex="normal"/>
    </style:style>
    <style:style style:name="T6" style:family="text">
      <style:text-properties style:use-window-font-color="true" style:font-name="Times New Roman" fo:font-size="12pt" style:font-name-asian="ArialMT" style:font-size-asian="12pt" style:font-name-complex="ArialMT" style:font-size-complex="12pt"/>
    </style:style>
    <style:style style:name="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10" style:family="text">
      <style:text-properties style:use-window-font-color="true" fo:font-weight="bold" style:font-name-asian="Helvetica-Bold" style:font-weight-asian="bold" style:font-name-complex="Helvetica-Bold" style:font-weight-complex="bold"/>
    </style:style>
    <style:style style:name="T11" style:family="text">
      <style:text-properties style:use-window-font-color="true" fo:font-weight="bold" officeooo:rsid="003a552b" style:font-name-asian="Helvetica-Bold" style:font-weight-asian="bold" style:font-name-complex="Helvetica-Bold" style:font-weight-complex="bold"/>
    </style:style>
    <style:style style:name="T12" style:family="text">
      <style:text-properties style:use-window-font-color="true" fo:font-weight="bold" officeooo:rsid="001bc2d2" style:font-name-asian="Helvetica-Bold" style:font-weight-asian="bold" style:font-name-complex="Helvetica-Bold" style:font-weight-complex="bold"/>
    </style:style>
    <style:style style:name="T13" style:family="text">
      <style:text-properties style:use-window-font-color="true" fo:font-weight="bold" officeooo:rsid="003a1735" style:font-name-asian="Helvetica-Bold" style:font-weight-asian="bold" style:font-name-complex="Helvetica-Bold" style:font-weight-complex="bold"/>
    </style:style>
    <style:style style:name="T14" style:family="text">
      <style:text-properties style:use-window-font-color="true" fo:font-weight="bold" officeooo:rsid="003c0c2e" style:font-name-asian="Helvetica-Bold" style:font-weight-asian="bold" style:font-name-complex="Helvetica-Bold" style:font-weight-complex="bold"/>
    </style:style>
    <style:style style:name="T15" style:family="text">
      <style:text-properties style:use-window-font-color="true" fo:font-weight="normal" style:font-name-asian="Helvetica" style:font-weight-asian="normal" style:font-name-complex="Helvetica" style:font-weight-complex="normal"/>
    </style:style>
    <style:style style:name="T16" style:family="text">
      <style:text-properties fo:font-size="8pt" style:font-size-asian="8pt"/>
    </style:style>
    <style:style style:name="T17" style:family="text">
      <style:text-properties fo:font-size="8pt" style:font-size-asian="8pt" style:font-size-complex="8pt"/>
    </style:style>
    <style:style style:name="T18" style:family="text">
      <style:text-properties fo:font-size="14pt" style:font-size-asian="14pt" style:font-size-complex="14pt"/>
    </style:style>
    <style:style style:name="T19" style:family="text">
      <style:text-properties fo:font-size="14pt" officeooo:rsid="003a552b" style:font-size-asian="14pt" style:font-size-complex="14pt"/>
    </style:style>
    <style:style style:name="T20" style:family="text">
      <style:text-properties fo:font-size="15pt" style:font-name-asian="Helvetica-Bold" style:font-size-asian="15pt" style:font-name-complex="Helvetica-Bold" style:font-size-complex="15pt"/>
    </style:style>
    <style:style style:name="T21" style:family="text">
      <style:text-properties style:text-position="super 58%" fo:font-size="15pt" officeooo:rsid="002acf21" style:font-size-asian="15pt" style:font-size-complex="15pt"/>
    </style:style>
    <style:style style:name="T22" style:family="text">
      <style:text-properties style:text-position="super 58%"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officeooo:rsid="0030a31b"/>
    </style:style>
    <style:style style:name="T28" style:family="text">
      <style:text-properties officeooo:rsid="00378b8e"/>
    </style:style>
    <style:style style:name="T2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3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31"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31">Standard</text:span></text:h>
      </text:section>
      <text:p text:style-name="Standard">The OpenLCB Standard document appended to this cover sheet has been formally adopted as a NMRA Standard by the NMRA Board of Directors on the date shown in the <text:span text:style-name="T24">Adopted</text:span> column in the <text:span text:style-name="T2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30">Initial version submitted for public comment</text:p>
          </table:table-cell>
        </table:table-row>
        <table:table-row>
          <table:table-cell table:style-name="Table2.A2" office:value-type="string">
            <text:p text:style-name="P33"><text:span text:style-name="Page_20_Number"><text:span text:style-name="T4">Feb 6, 201</text:span></text:span><text:span text:style-name="Page_20_Number"><text:span text:style-name="T5">6</text:span></text:span></text:p>
          </table:table-cell>
          <table:table-cell table:style-name="Table2.A2" office:value-type="string">
            <text:p text:style-name="P32"><text:span text:style-name="Page_20_Number"><text:span text:style-name="T6">Feb 20, 2016</text:span></text:span></text:p>
          </table:table-cell>
          <table:table-cell table:style-name="Table2.C2" office:value-type="string">
            <text:p text:style-name="P30">Minor grammatical corrections and readability improvements as well as the following specific changes:</text:p>
            <text:list xml:id="list7641399449843982080" text:style-name="L1">
              <text:list-item>
                <text:p text:style-name="P31">Corrected MTI for <text:span text:style-name="T26">3.3.2 Verify Node ID</text:span> from <text:span text:style-name="T26">0x498</text:span> to <text:span text:style-name="T26">0x488</text:span></text:p>
              </text:list-item>
              <text:list-item>
                <text:p text:style-name="P31">Added entries to the <text:span text:style-name="T26">3.3.7 Protocol Support Reply</text:span> table</text:p>
                <text:list>
                  <text:list-item>
                    <text:p text:style-name="P31">Firmware Upgrade Protocol</text:p>
                  </text:list-item>
                  <text:list-item>
                    <text:p text:style-name="P31">Firmware Upgrade Active</text:p>
                  </text:list-item>
                </text:list>
              </text:list-item>
              <text:list-item>
                <text:p text:style-name="P31">Removal of <text:span text:style-name="T26">72</text:span> and <text:span text:style-name="T26">254</text:span> byte <text:span text:style-name="T26">Message Size</text:span> limits</text:p>
              </text:list-item>
            </text:list>
          </table:table-cell>
        </table:table-row>
        <table:table-row>
          <table:table-cell table:style-name="Table2.A2" office:value-type="string">
            <text:p text:style-name="P15"><text:span text:style-name="T28">Apr</text:span> <text:span text:style-name="T28">25</text:span>, 202<text:span text:style-name="T28">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9">®</text:span><text:span text:style-name="T30"> symbol</text:span></text:p>
            <text:p text:style-name="P18">Changed “Layout Command Control” to have the <text:span text:style-name="T22">TM</text:span> symbol</text:p>
            <text:p text:style-name="P19">Added <text:span text:style-name="T28">the </text:span>NMRA Legal Disclaimer <text:span text:style-name="T28">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c0c2e"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Message Network</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3</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3S</meta:editing-duration>
    <meta:generator>LibreOffice/5.2.3.3$MacOSX_X86_64 LibreOffice_project/d54a8868f08a7b39642414cf2c8ef2f228f780cf</meta:generator>
    <dc:date>2021-04-26T12:46:54.251662014</dc:date>
    <meta:printed-by>Bob Jacobsen</meta:printed-by>
    <meta:print-date>2010-09-15T08:46:04</meta:print-date>
    <meta:document-statistic meta:table-count="2" meta:image-count="1" meta:object-count="0" meta:page-count="2" meta:paragraph-count="47" meta:word-count="1240" meta:character-count="8313" meta:non-whitespace-character-count="7099"/>
  </office:meta>
</office:document-meta>
</file>